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98a3" officeooo:paragraph-rsid="000498a3"/>
    </style:style>
    <style:style style:name="P2" style:family="paragraph" style:parent-style-name="Preformatted_20_Text">
      <style:text-properties officeooo:rsid="000498a3" officeooo:paragraph-rsid="00081bc5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081b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96 kHz, 24 bit)</text:p>
      <text:p text:style-name="P1">==========================================</text:p>
      <text:p text:style-name="P1">Please verify correctness of K-System meter values programmatically</text:p>
      <text:p text:style-name="P1">while making sure that peak and average readouts match for sine waves.</text:p>
      <text:p text:style-name="P1"/>
      <text:p text:style-name="P1">Please notice that K-System meter readings may deviate from the true</text:p>
      <text:p text:style-name="P1">value at very low frequencies (fluctuations due to meter ballistics</text:p>
      <text:p text:style-name="P1">and audio chunk size) and very high frequencies (aliasing in the wave</text:p>
      <text:p text:style-name="P1">file).</text:p>
      <text:p text:style-name="P1"/>
      <text:p text:style-name="P1">00:00 - 00:03 <text:s/>silence</text:p>
      <text:p text:style-name="P2">00:03 - 01:03 <text:s/>sine sweep (10 Hz to 48 kHz, -4.00 dB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>00:57 <text:s text:c="9"/>[check peak meter for RMS filter cutoff @21 kHz]</text:p>
      <text:p text:style-name="P1"/>
      <text:p text:style-name="P1">01:03 - 01:06 <text:s/>silence</text:p>
      <text:p text:style-name="P2">01:06 - 01:26 <text:s/>sine sweep (20 kHz to 24 kHz, -4.00 dBFS<text:span text:style-name="T1"> </text:span><text:span text:style-name="T2">peak</text:span>, linear)</text:p>
      <text:p text:style-name="P1"/>
      <text:p text:style-name="P1"><text:s text:c="15"/>[check peak and average meter, see above]</text:p>
      <text:p text:style-name="P1">01:11 <text:s text:c="9"/>[check peak meter for RMS filter cutoff @21 kHz]</text:p>
      <text:p text:style-name="P1"/>
      <text:p text:style-name="P1">01:26 - 01:29 <text:s/>silence</text:p>
      <text:p text:style-name="P2">01:29 - 01:49 <text:s/>triangular sweep (20 Hz to 20 kHz, -4.00 dB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/>
      <text:p text:style-name="P1">01:49 - 01:52 <text:s/>silence</text:p>
      <text:p text:style-name="P2">01:52 - 02:12 <text:s/>square sweep (20 Hz to 20 kHz, -4.00 dB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/>
      <text:p text:style-name="P1">02:12 - 02:15 <text:s/>silence</text:p>
      <text:p text:style-name="P1"/>
      <text:p text:style-name="P1"/>
      <text:p text:style-name="P1"/>
      <text:p text:style-name="P1"><text:soft-page-break/>Validation settings</text:p>
      <text:p text:style-name="P1">===================</text:p>
      <text:p text:style-name="P1">File: <text:s text:c="4"/>rms_sweeps.flac</text:p>
      <text:p text:style-name="P1">Host SR: <text:s/>96 0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2">RMS correction of K-System meter (sine wave, -4.00 dBFS<text:span text:style-name="T1"> </text:span><text:span text:style-name="T2">peak</text:span>)</text:p>
      <text:p text:style-name="P1">========================================================<text:span text:style-name="T3">=====</text:span></text:p>
      <text:p text:style-name="P1">RMS = A / sqrt(2)</text:p>
      <text:p text:style-name="P1">RMS / A <text:s/>= sqrt(2) = +3.01 dB</text:p>
      <text:p text:style-name="P1">+3.01 dB + (-4.00 dB) = -0.99 dB</text:p>
      <text:p text:style-name="P1"/>
      <text:p text:style-name="P1">K-20 = 20.00 dB + (-0.99 dB) = 19.01 dB</text:p>
      <text:p text:style-name="P1">K-14 = 14.00 dB + (-0.99 dB) = 13.01 dB</text:p>
      <text:p text:style-name="P1">K-12 = 12.00 dB + (-0.99 dB) = 11.01 dB</text:p>
      <text:p text:style-name="P1">Norm = <text:s/>0.00 dB + (-0.99 dB) = -0.99 dB</text:p>
      <text:p text:style-name="P1"/>
      <text:p text:style-name="P1"/>
      <text:p text:style-name="P2">Sine wave (-4.00 dBFS<text:span text:style-name="T1"> </text:span><text:span text:style-name="T2">peak</text:span>)</text:p>
      <text:p text:style-name="P1">========================<text:span text:style-name="T3">===</text:span></text:p>
      <text:p text:style-name="P1">RMS = A / sqrt(2)</text:p>
      <text:p text:style-name="P1">A / RMS = 1/sqrt(2) = -3.01 dB</text:p>
      <text:p text:style-name="P1"/>
      <text:p text:style-name="P1">K-20 = 19.01 dB + (-3.01 dB) = 16.00 dB</text:p>
      <text:p text:style-name="P1">K-14 = 13.01 dB + (-3.01 dB) = 10.00 dB</text:p>
      <text:p text:style-name="P1">K-12 = 11.01 dB + (-3.01 dB) = <text:s/>8.00 dB</text:p>
      <text:p text:style-name="P1">Norm = -0.99 dB + (-3.01 dB) = -4.00 dB</text:p>
      <text:p text:style-name="P1"/>
      <text:p text:style-name="P1"/>
      <text:p text:style-name="P2">Triangular or sawtooth wave (-4.00 dBFS<text:span text:style-name="T1"> </text:span><text:span text:style-name="T2">peak</text:span>)</text:p>
      <text:p text:style-name="P1">==========================================<text:span text:style-name="T3">===</text:span></text:p>
      <text:p text:style-name="P1">RMS = A / sqrt(3)</text:p>
      <text:p text:style-name="P1">A / RMS = 1/sqrt(3) = -4.77 dB</text:p>
      <text:p text:style-name="P1"/>
      <text:p text:style-name="P1">K-20 = 19.01 dB + (-4.77 dB) = 14.24 dB</text:p>
      <text:p text:style-name="P1">K-14 = 13.01 dB + (-4.77 dB) = <text:s/>8.24 dB</text:p>
      <text:p text:style-name="P1">K-12 = 11.01 dB + (-4.77 dB) = <text:s/>6.24 dB</text:p>
      <text:p text:style-name="P1">Norm = -0.99 dB + (-4.77 dB) = -5.76 dB</text:p>
      <text:p text:style-name="P1"/>
      <text:p text:style-name="P1"/>
      <text:p text:style-name="P2">Square wave (-4.00 dBFS<text:span text:style-name="T1"> </text:span><text:span text:style-name="T2">peak</text:span>)</text:p>
      <text:p text:style-name="P1">==========================<text:span text:style-name="T3">===</text:span></text:p>
      <text:p text:style-name="P1">RMS = A</text:p>
      <text:p text:style-name="P1">A / RMS = 1 = 0.00 dB</text:p>
      <text:p text:style-name="P1"/>
      <text:p text:style-name="P1">K-20 = 19.01 dB + ( 0.00 dB) = 19.01 dB</text:p>
      <text:p text:style-name="P1">K-14 = 13.01 dB + ( 0.00 dB) = 13.01 dB</text:p>
      <text:p text:style-name="P1">K-12 = 11.01 dB + ( 0.00 dB) = 11.01 dB</text:p>
      <text:p text:style-name="P1">Norm = -0.99 dB + ( 0.00 dB) = -0.99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4T19:40:17</dc:date>
    <dc:creator>Martin Zuther</dc:creator>
    <meta:generator>OpenOffice.org/3.2$Unix OpenOffice.org_project/320m19$Build-9505</meta:generator>
    <meta:editing-duration>PT00H01M06S</meta:editing-duration>
    <meta:editing-cycles>3</meta:editing-cycles>
    <meta:document-statistic meta:table-count="0" meta:image-count="0" meta:object-count="0" meta:page-count="2" meta:paragraph-count="83" meta:word-count="599" meta:character-count="3556"/>
  </office:meta>
</office:document-meta>
</file>